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169b"/>
    </style:style>
    <style:style style:name="P2" style:family="paragraph" style:parent-style-name="Text_20_body">
      <style:text-properties officeooo:paragraph-rsid="000940c4"/>
    </style:style>
    <style:style style:name="P3" style:family="paragraph" style:parent-style-name="Text_20_body">
      <style:text-properties officeooo:paragraph-rsid="000b7b63"/>
    </style:style>
    <style:style style:name="P4" style:family="paragraph" style:parent-style-name="Text_20_body">
      <style:text-properties officeooo:paragraph-rsid="000d4e75"/>
    </style:style>
    <style:style style:name="P5" style:family="paragraph" style:parent-style-name="Text_20_body">
      <style:text-properties officeooo:paragraph-rsid="000f319a"/>
    </style:style>
    <style:style style:name="P6" style:family="paragraph" style:parent-style-name="Text_20_body">
      <style:text-properties officeooo:paragraph-rsid="00112110"/>
    </style:style>
    <style:style style:name="P7" style:family="paragraph" style:parent-style-name="Text_20_body">
      <style:text-properties officeooo:paragraph-rsid="0011a854"/>
    </style:style>
    <style:style style:name="P8" style:family="paragraph" style:parent-style-name="Text_20_body">
      <style:text-properties officeooo:paragraph-rsid="0011e93d"/>
    </style:style>
    <style:style style:name="P9" style:family="paragraph" style:parent-style-name="Text_20_body">
      <style:text-properties officeooo:paragraph-rsid="00120b03"/>
    </style:style>
    <style:style style:name="P10" style:family="paragraph" style:parent-style-name="Text_20_body">
      <style:text-properties officeooo:paragraph-rsid="0012f1c2"/>
    </style:style>
    <style:style style:name="P11" style:family="paragraph" style:parent-style-name="Text_20_body">
      <style:text-properties officeooo:paragraph-rsid="0013d9ad"/>
    </style:style>
    <style:style style:name="P12" style:family="paragraph" style:parent-style-name="Text_20_body">
      <style:text-properties officeooo:paragraph-rsid="00154d1c"/>
    </style:style>
    <style:style style:name="P13" style:family="paragraph" style:parent-style-name="Text_20_body">
      <style:text-properties officeooo:paragraph-rsid="0016f79b"/>
    </style:style>
    <style:style style:name="P14" style:family="paragraph" style:parent-style-name="Text_20_body">
      <style:text-properties officeooo:paragraph-rsid="0017fc52"/>
    </style:style>
    <style:style style:name="P15" style:family="paragraph" style:parent-style-name="Text_20_body">
      <style:text-properties officeooo:paragraph-rsid="001844da"/>
    </style:style>
    <style:style style:name="P16" style:family="paragraph" style:parent-style-name="Text_20_body">
      <style:text-properties officeooo:paragraph-rsid="001ae40c"/>
    </style:style>
    <style:style style:name="P17" style:family="paragraph" style:parent-style-name="Text_20_body">
      <style:text-properties officeooo:paragraph-rsid="001b9431"/>
    </style:style>
    <style:style style:name="P18" style:family="paragraph" style:parent-style-name="Text_20_body">
      <style:text-properties officeooo:paragraph-rsid="001cd310"/>
    </style:style>
    <style:style style:name="P19" style:family="paragraph" style:parent-style-name="Text_20_body">
      <style:text-properties officeooo:paragraph-rsid="001ef3f1"/>
    </style:style>
    <style:style style:name="P20" style:family="paragraph" style:parent-style-name="Text_20_body">
      <style:text-properties officeooo:paragraph-rsid="002021b7"/>
    </style:style>
    <style:style style:name="P21" style:family="paragraph" style:parent-style-name="Text_20_body">
      <style:text-properties officeooo:paragraph-rsid="0021c629"/>
    </style:style>
    <style:style style:name="P22" style:family="paragraph" style:parent-style-name="Text_20_body">
      <style:text-properties officeooo:paragraph-rsid="0023bfaa"/>
    </style:style>
    <style:style style:name="P23" style:family="paragraph" style:parent-style-name="Text_20_body">
      <style:text-properties officeooo:paragraph-rsid="0024acd5"/>
    </style:style>
    <style:style style:name="P24" style:family="paragraph" style:parent-style-name="Text_20_body">
      <style:text-properties officeooo:paragraph-rsid="0025df1d"/>
    </style:style>
    <style:style style:name="P25" style:family="paragraph" style:parent-style-name="Heading_20_2">
      <style:text-properties officeooo:paragraph-rsid="0009169b"/>
    </style:style>
    <style:style style:name="P26" style:family="paragraph" style:parent-style-name="Heading_20_2">
      <style:text-properties officeooo:paragraph-rsid="00120b03"/>
    </style:style>
    <style:style style:name="P27" style:family="paragraph" style:parent-style-name="Heading_20_2">
      <style:text-properties officeooo:paragraph-rsid="0016f79b"/>
    </style:style>
    <style:style style:name="P28" style:family="paragraph" style:parent-style-name="Heading_20_2">
      <style:text-properties officeooo:paragraph-rsid="001844da"/>
    </style:style>
    <style:style style:name="P29" style:family="paragraph" style:parent-style-name="Heading_20_2">
      <style:text-properties officeooo:paragraph-rsid="0021c629"/>
    </style:style>
    <style:style style:name="T1" style:family="text">
      <style:text-properties officeooo:rsid="0009169b"/>
    </style:style>
    <style:style style:name="T2" style:family="text">
      <style:text-properties officeooo:rsid="000940c4"/>
    </style:style>
    <style:style style:name="T3" style:family="text">
      <style:text-properties officeooo:rsid="000b7b63"/>
    </style:style>
    <style:style style:name="T4" style:family="text">
      <style:text-properties officeooo:rsid="000d4e75"/>
    </style:style>
    <style:style style:name="T5" style:family="text">
      <style:text-properties officeooo:rsid="000f319a"/>
    </style:style>
    <style:style style:name="T6" style:family="text">
      <style:text-properties officeooo:rsid="00112110"/>
    </style:style>
    <style:style style:name="T7" style:family="text">
      <style:text-properties officeooo:rsid="0011a854"/>
    </style:style>
    <style:style style:name="T8" style:family="text">
      <style:text-properties officeooo:rsid="0011e93d"/>
    </style:style>
    <style:style style:name="T9" style:family="text">
      <style:text-properties officeooo:rsid="00120b03"/>
    </style:style>
    <style:style style:name="T10" style:family="text">
      <style:text-properties officeooo:rsid="0012f1c2"/>
    </style:style>
    <style:style style:name="T11" style:family="text">
      <style:text-properties officeooo:rsid="0013d9ad"/>
    </style:style>
    <style:style style:name="T12" style:family="text">
      <style:text-properties officeooo:rsid="00154d1c"/>
    </style:style>
    <style:style style:name="T13" style:family="text">
      <style:text-properties officeooo:rsid="0016f79b"/>
    </style:style>
    <style:style style:name="T14" style:family="text">
      <style:text-properties officeooo:rsid="0017fc52"/>
    </style:style>
    <style:style style:name="T15" style:family="text">
      <style:text-properties officeooo:rsid="001844da"/>
    </style:style>
    <style:style style:name="T16" style:family="text">
      <style:text-properties officeooo:rsid="001a38ea"/>
    </style:style>
    <style:style style:name="T17" style:family="text">
      <style:text-properties officeooo:rsid="001ae40c"/>
    </style:style>
    <style:style style:name="T18" style:family="text">
      <style:text-properties officeooo:rsid="001b040a"/>
    </style:style>
    <style:style style:name="T19" style:family="text">
      <style:text-properties officeooo:rsid="001b9431"/>
    </style:style>
    <style:style style:name="T20" style:family="text">
      <style:text-properties officeooo:rsid="001cd310"/>
    </style:style>
    <style:style style:name="T21" style:family="text">
      <style:text-properties officeooo:rsid="001e59b3"/>
    </style:style>
    <style:style style:name="T22" style:family="text">
      <style:text-properties officeooo:rsid="001ef3f1"/>
    </style:style>
    <style:style style:name="T23" style:family="text">
      <style:text-properties officeooo:rsid="002021b7"/>
    </style:style>
    <style:style style:name="T24" style:family="text">
      <style:text-properties officeooo:rsid="0021c629"/>
    </style:style>
    <style:style style:name="T25" style:family="text">
      <style:text-properties officeooo:rsid="00220238"/>
    </style:style>
    <style:style style:name="T26" style:family="text">
      <style:text-properties officeooo:rsid="0023bfaa"/>
    </style:style>
    <style:style style:name="T27" style:family="text">
      <style:text-properties officeooo:rsid="0024acd5"/>
    </style:style>
    <style:style style:name="T28" style:family="text">
      <style:text-properties officeooo:rsid="0025df1d"/>
    </style:style>
    <style:style style:name="T29" style:family="text">
      <style:text-properties officeooo:rsid="0026b7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ASL User Manual</text:span></text:h>
      <text:p text:style-name="Standard"><text:span text:style-name="T1"/></text:p>
      <text:h text:style-name="P25" text:outline-level="2"><text:span text:style-name="T1">Introduction</text:span></text:h>
      <text:p text:style-name="P1"><text:span text:style-name="T1">SASL is set of tools and libraries for avionics and systems simulation. <text:s/>Designed primary for X-Plane flight simulator it can be integrated to other simulators or stand-alone product. <text:s/>This manual mostly describes usage of SASL in X-Plane. <text:s/>Last chapter describes how to integrate SASL to other products.</text:span></text:p>
      <text:p text:style-name="P2"><text:span text:style-name="T2">Most probably you are reading this manual because of you'd like to add some custom logic to your X-Plane model. <text:s/>You can do it, but first of all let's me explain where you should use SASL and where shouldn't. <text:s/></text:span></text:p>
      <text:p text:style-name="P2"><text:span text:style-name="T2">While this manual most of the time describes creation of analog gauges like altimeter, you shouldn't use SASL for such simple devices because of X-Plane already has everything necessary for it. <text:s/>First of all consider usage of default X-Plane gauges. <text:s/>After that try generics. <text:s/>If you need more complex logic you can't implement with generics – welcome to SASL world!</text:span></text:p>
      <text:h text:style-name="P25" text:outline-level="2"><text:span text:style-name="T1">Basics</text:span></text:h>
      <text:p text:style-name="P1"><text:span text:style-name="T1">In SASL everything consists of nested components. <text:s/></text:span><text:span text:style-name="T2">Ima</text:span><text:span text:style-name="T3">gine typical gauge like altimeter. <text:s/>It is component, which can be reused in many aircrafts. <text:s/>From time to time you'll need change textures, turn some features on or off, but in generic it will be the same reusable component.</text:span></text:p>
      <text:p text:style-name="P3"><text:span text:style-name="T3">SASL is tool for creation of reusable avionics components.</text:span></text:p>
      <text:p text:style-name="P3"><text:span text:style-name="T3">Let's examine altimeter more closely. <text:s/>It have at least one needle. <text:s/>Needle is SASL component too. <text:s/>Also it has pressure settings window. <text:s/>It is SASL component. <text:s/>Also it has rotary for pressure tuning, well, you already guessed it is SASL component as well. <text:s/>So most SASL gauges combines a lot of other smaller component</text:span><text:span text:style-name="T5">s.</text:span></text:p>
      <text:p text:style-name="P4"><text:span text:style-name="T4">Now it is clear with mechanical gauges, but what about modern electronic devices? <text:s/>Yes, it is components as well full of subcomponents. <text:s/>For example, SASL implementation of FMC consists of many components, not all of them visible: FMC computers, IRS systems, a lot of visible buttons and dozens CDU pages, which are components as well.</text:span></text:p>
      <text:p text:style-name="P5"><text:span text:style-name="T5">Due to high specialization of FMC components, most of them are not so reusable, but in most of the time you will be able insert whole FMC system in your aircraft in very easy way, as long as FMC and nested autopilot authors follow some common way for data exchange between their components.</text:span></text:p>
      <text:p text:style-name="P6"><text:span text:style-name="T6">Let's continue with simpler analog gauges until you will be familiar with SASL enough to be able to simulate more complex system. <text:s/>One of simplest components is needle. <text:s/>To build your own gauge you definitely will use it. <text:s/>But there too many of needle types, which looks different and show different values. <text:s/>In order to customize components you'll need to use properties.</text:span></text:p>
      <text:p text:style-name="P6"><text:span text:style-name="T6">Properties are values which may be changed outside component. <text:s/>For example, needle component has “angle” property. <text:s/>As name says, it is angle for needle rotation. <text:s/>To allow needle display something usefull you'll need to write some mathematical function, which will compute angle for needle. <text:s/>For example altimeter function will compute needle angle from current altitude. <text:s/>As you'll see later, writing functions is not complex at all </text:span><text:span text:style-name="T7">at doesn't required years of programming study</text:span><text:span text:style-name="T6">.</text:span></text:p>
      <text:p text:style-name="P7"><text:span text:style-name="T7">To make your life easy, you will use well known programming language for writing functions. <text:s/>This language is Lua, well known for its speed and simplicity. <text:s/>It is widely used in many games like World of Warcraft or Digital Combat Simulator series.</text:span></text:p>
      <text:p text:style-name="P7"><text:soft-page-break/><text:span text:style-name="T7">In order to write Lua code you'll need text editor. <text:s/>Office editors are not suitable for that. <text:s/>Consider some programmer-oriented text editor like NotePad++, JEdit or something like it. <text:s/>Syntax highlighting </text:span><text:span text:style-name="T8">feature in your editor </text:span><text:span text:style-name="T7">will help you a lot.</text:span></text:p>
      <text:p text:style-name="P8"><text:span text:style-name="T8">While you will needn't deep Lua knowledge for designing simple gauges, it may be required for simulation of complex system. <text:s/>There are a lot of Lua books and online tutorials flying around. <text:s/>Visit your favorite book shop or google for freeware tutorial if you'd like to excite your customers with your simulations.</text:span></text:p>
      <text:p text:style-name="P9"><text:span text:style-name="T9">Lua is very fast language, but even with Lua you can make something slow. <text:s/>This manual contains many performance advices. <text:s/>Please read it carefully and always follow it to create fast models.</text:span></text:p>
      <text:h text:style-name="P26" text:outline-level="2"><text:span text:style-name="T9">Coordinate System</text:span></text:h>
      <text:p text:style-name="P10"><text:span text:style-name="T9">Each gauge have to be placed somewhere on panel. <text:s/></text:span><text:span text:style-name="T10">In order to do it you have to specify coordinates of your gauge installation and desired size. <text:s/>Coordinate system for components origin located in left bottom corner of screen.</text:span></text:p>
      <text:p text:style-name="P10"><text:span text:style-name="T10">As you remember, all components are nested in SASL. <text:s/></text:span><text:span text:style-name="T9"><text:s/></text:span><text:span text:style-name="T10">So, when you are defining gauge, you need to insert some subcomponents in it, for example needle. <text:s/>Each component has it's own coordinate system. <text:s/>It start in left bottom corner too and has size defined by component author. <text:s/>By default it is 100 units wide and 100 units tall. <text:s/>Look at picture:</text:span></text:p>
      <text:p text:style-name="P10"><text:span text:style-name="T10"/></text:p>
      <text:p text:style-name="P10"><text:span text:style-name="T10">ALTIMETER </text:span><text:span text:style-name="T12">COORDINATES </text:span><text:span text:style-name="T10">ON PANEL PICTURE</text:span></text:p>
      <text:p text:style-name="P10"><text:span text:style-name="T10"/></text:p>
      <text:p text:style-name="P10"><text:span text:style-name="T10">It shows altimeter and its coordinates inside panel. <text:s/>But altimeter has </text:span><text:span text:style-name="T12">pressure window, which is defined inside of alimeter too:</text:span></text:p>
      <text:p text:style-name="P10"><text:span text:style-name="T12"/></text:p>
      <text:p text:style-name="P12"><text:span text:style-name="T12">PRESSURE WINDOW COORDINATES INSIDE ALTIMETER PICTURE</text:span></text:p>
      <text:p text:style-name="P10"><text:span text:style-name="T12"/></text:p>
      <text:p text:style-name="P11"><text:span text:style-name="T11">Coordinates system probably one of the most complex things to understand at first stages of SASL usage. <text:s/>You need little practice to become familiar with it.</text:span></text:p>
      <text:h text:style-name="P27" text:outline-level="2"><text:span text:style-name="T13">Adding SASL to You Aircraft</text:span></text:h>
      <text:p text:style-name="P13"><text:span text:style-name="T13">To enable SASL to your aircraft create plugins folder inside your model roor and copy xap plugin to it. <text:s/>Files tree will looke like this:</text:span></text:p>
      <text:p text:style-name="P13"><text:span text:style-name="T13"/></text:p>
      <text:p text:style-name="P13"><text:span text:style-name="T13">SCREENSHOT OF XAP PLUGIN DIRECTORY TREE</text:span></text:p>
      <text:p text:style-name="P13"><text:span text:style-name="T13"/></text:p>
      <text:p text:style-name="P13"><text:span text:style-name="T13">Also you'll need to create Custom Avionics folder in your aircraft directory. <text:s/>All your </text:span><text:span text:style-name="T14">own </text:span><text:span text:style-name="T13">components will be placed </text:span><text:span text:style-name="T14">in that folder</text:span><text:span text:style-name="T13">.</text:span></text:p>
      <text:p text:style-name="P14"><text:span text:style-name="T14">If you are in doubt, look at Tu-104 example. <text:s/>It is aircraft with SASL plugin and a lot of custom gauges. <text:s/>Make everything by analogy with that's old noisy bird.</text:span></text:p>
      <text:h text:style-name="P28" text:outline-level="2"><text:span text:style-name="T15">Placing You First Gauge On Panel</text:span></text:h>
      <text:p text:style-name="P15"><text:span text:style-name="T15">Let's place your first gauge on aircraft panel. <text:s/>You are not ready to create your own gauge yet, so let's copy it from example aircraft – Tu-104. <text:s/>In this manual you'll use default Piper Malibu as test </text:span><text:soft-page-break/><text:span text:style-name="T15">aircraft. <text:s/>Copy it somewhere to save original work and let's start.</text:span></text:p>
      <text:p text:style-name="P15"><text:span text:style-name="T15">First of all add XAP plugin to it as described in charter above. <text:s/>After this you'll need to copy altimeter gauge to “Custom Avionics” folder from Tu-104 to your Piper. <text:s/>Altimeter in Tu-104 located in VD_10 folder. <text:s/>VD-10 is russian name of that gauge in real life, but m</text:span><text:span text:style-name="T17">i</text:span><text:span text:style-name="T15">nu</text:span><text:span text:style-name="T17">s</text:span><text:span text:style-name="T15"> sign is not allowed in components name and was replace</text:span><text:span text:style-name="T16">d</text:span><text:span text:style-name="T15"> with underscope.</text:span></text:p>
      <text:p text:style-name="P16"><text:span text:style-name="T17">After that let's create avionics.lua file in you piper folder. <text:s/>Remember, it should be inside aircraft folder, not “Custom Avionic”! <text:s/></text:span><text:span text:style-name="T18">Write following in your avionics.lua file:</text:span></text:p>
      <text:p text:style-name="P16"><text:span text:style-name="T18"/></text:p>
      <text:p text:style-name="P17"><text:span text:style-name="T19">size = { 1024, 1024 }</text:span></text:p>
      <text:p text:style-name="P17"><text:span text:style-name="T19">components = {</text:span></text:p>
      <text:p text:style-name="P17"><text:span text:style-name="T19"><text:tab/>vd_10 { position = { 10, 10, 150, 150 }; };</text:span></text:p>
      <text:p text:style-name="P17"><text:span text:style-name="T19">}</text:span></text:p>
      <text:p text:style-name="P17"><text:span text:style-name="T19"/></text:p>
      <text:p text:style-name="P17"><text:span text:style-name="T19">Remember, case is very important in Lua file as well as symbols like semicolon. <text:s/>Start X-Plane. <text:s/>If you done job well, you'll see metric altimeter inside your Piper.</text:span></text:p>
      <text:p text:style-name="P17"><text:span text:style-name="T19">Now let's explain what magic in avionics.lua means. <text:s/>In first line you are </text:span><text:span text:style-name="T20">defined</text:span><text:span text:style-name="T19"> size of your panel. <text:s/></text:span><text:span text:style-name="T20">It is good idea to use same size as size of panel texture. <text:s/>After that point with coordinated (0, 0) will be located in left bottom corner, and point with coordinated (1023, 1023) in right top corner.</text:span></text:p>
      <text:p text:style-name="P18"><text:span text:style-name="T20">In second line components definition started. <text:s/></text:span></text:p>
      <text:p text:style-name="P18"><text:span text:style-name="T20">Third line inserts altimeter component (named vd_10) into your panel. <text:s/>It will be placed at position (10,10) and its size will be 150 units wid</text:span><text:span text:style-name="T21">e</text:span><text:span text:style-name="T20"> and 150 units tall.</text:span></text:p>
      <text:p text:style-name="P18"><text:span text:style-name="T20">Last line finishes components definition.</text:span></text:p>
      <text:p text:style-name="P19"><text:span text:style-name="T22">Now try to change position and size of your altimeter by modifying number inside position brackets. <text:s/>You'll see how your altimeter changes its position and size. <text:s/>It is not necessary to keep it squared, you may make it oval but it is still will work as expected.</text:span></text:p>
      <text:p text:style-name="P20"><text:span text:style-name="T23">To speed up your experiments with altimeter and development in future go to X-Plane keyboard setup and bind some key to xap/reload command. <text:s/>Personally i'm using F8 key for it. <text:s/>It allows change something, save source file, press key and see result immediately without <text:s/>need of X-Plane restart.</text:span></text:p>
      <text:p text:style-name="P21"><text:span text:style-name="T24">Actually this instant update feature makes SASL development very fast even without any visual components editor.</text:span></text:p>
      <text:p text:style-name="P21"><text:span text:style-name="T24">From time to time you'll make errors in your code. <text:s/>All messages about errors you'll find in Log.txt file inside your X-Plane directory. <text:s/>Regularly check </text:span><text:span text:style-name="T25">this file for error messages. <text:s/>It will save a lot of your time. <text:s/>Also from time to time you will face some fatal errors – errors, which will force plugin to exit. <text:s/>As usually, you'll find error message in Log.txt. <text:s/>After fixing bugs, you'll need to reload you aircraft in X-Plane (complete X-Plane restart not necessary). <text:s/>Reload key will not work after fatal errors.</text:span></text:p>
      <text:h text:style-name="P29" text:outline-level="2"><text:span text:style-name="T28">H</text:span><text:span text:style-name="T24">ow Components Loading Works</text:span></text:h>
      <text:p text:style-name="P21"><text:span text:style-name="T24">When you wrote “</text:span><text:span text:style-name="T19">vd_10 { position = { 10, 10, 150, 150 }; };” </text:span><text:span text:style-name="T24">string in previous charter a lot of things happened. <text:s/>First of all, when executing this line SASL </text:span><text:span text:style-name="T26">will </text:span><text:span text:style-name="T24">discover something he never knew before – something named “vd_10”</text:span><text:span text:style-name="T19">. <text:s/></text:span><text:span text:style-name="T26">After that component search algorithm will start its work.</text:span></text:p>
      <text:p text:style-name="P22"><text:span text:style-name="T26">SASL will scan Custom Avionics folder for directory named exactly as unknown symbol. <text:s/>If </text:span><text:soft-page-break/><text:span text:style-name="T26">directory will be found, SASL will try to load lua script with its name, <text:s/>vd_10/vd_10.lua in our example. <text:s/>If unknown symbol will be found inside of component, SASL will try to scan current component subdirectory as well. <text:s/></text:span><text:span text:style-name="T27">If directory doesn't exists, it will try to find file with same name without subdirectory. <text:s/>Finally SASL will look at build-in components direcotry.</text:span></text:p>
      <text:p text:style-name="P23"><text:span text:style-name="T27">After component will be loaded once, SASL will not re-read disk files for creating next instance of component (for example, if you'd like to use two altimeters – once for pilot, other for co-pilot). <text:s/>It will be created from memory much faster.</text:span></text:p>
      <text:p text:style-name="P24"><text:span text:style-name="T28">Let's look again at our component creation string:</text:span></text:p>
      <text:p text:style-name="P24"><text:span text:style-name="T19"><text:tab/>vd_10 { position = { 10, 10, 150, 150 }; }</text:span></text:p>
      <text:p text:style-name="P24"><text:span text:style-name="T28">After component loaded in need to be created. <text:s/>During creation process SASL will overwrite build-in component properties with properties supplied on component creation. <text:s/>For now we have only one such property: position.</text:span></text:p>
      <text:p text:style-name="P24"><text:span text:style-name="T28">Position is special property which tells where component should be located inside parent component. <text:s/></text:span><text:span text:style-name="T29">Each component defines its own set of properties you can modify to configure component as you w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babichev</meta:initial-creator>
    <meta:creation-date>2010-10-05T09:58:56</meta:creation-date>
    <dc:date>2010-10-05T11:27:43</dc:date>
    <dc:creator>alexander babichev</dc:creator>
    <meta:editing-duration>PT01H28M50S</meta:editing-duration>
    <meta:editing-cycles>28</meta:editing-cycles>
    <meta:generator>OpenOffice.org/3.2$Linux OpenOffice.org_project/320m19$Build-9505</meta:generator>
    <meta:document-statistic meta:table-count="0" meta:image-count="0" meta:object-count="0" meta:page-count="4" meta:paragraph-count="54" meta:word-count="1658" meta:character-count="9864"/>
  </office:meta>
</office:document-meta>
</file>